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URITY IN THE EARLY CHURCH (5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URITY IN THE EARLY CHURCH (5:1-1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ception by Ananias and Sapphira (5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iscovery of Ananias and Sapphira (5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deaths of Ananias and Sapphira (5:5-11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deaths of Ananias and Sapphira (5:5-11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Ananias's death (5:5-6): He falls to the floor dead and is carried out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apphira's death (5:7-11): She dies the same way as her husband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PURITY IN THE EARLY CHURCH (5:1-11):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deception by Ananias and Sapphira (5:1-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discovery of Ananias and Sapphira (5:3-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deaths of Ananias and Sapphira (5:5-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ACTS 5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THE PURITY IN THE EARLY CHURCH (5:1-11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POWER BY THE EARLY CHURCH (5:12-1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POWER BY THE EARLY CHURCH (5:12-16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As seen by the signs the apostles do (5:12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s seen by the sick the apostles deliver (5:15-1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ACTS 5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PURITY IN THE EARLY CHURCH (5:1-11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OWER BY THE EARLY CHURCH (5:12-1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ERSECUTION AGAINST THE EARLY CHURCH (5:17-42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PERSECUTION AGAINST THE EARLY CHURCH (5:17-42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nger of the Sadducees (5:17-1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ngel of the Lord (5:19-21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stonishment of the jailers (5:22-26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astonishment of the jailers (5:22-26)<text:s text:c="1"/>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risoners are gone (5:22-2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eachers are back (5:25-26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PERSECUTION AGAINST THE EARLY CHURCH (5:17-42)<text:s text:c="1"/></text:span><text:span text:style-name="a574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anger of the Sadducees (5:17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angel of the Lord (5:19-2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astonishment of the jailers (5:22-26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ccusation by the Sanhedrin (5:27-2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answer by the apostles (5:29-3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answer by the apostles (5:29-32)<text:s text:c="1"/></text:span><text:span text:style-name="a598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y explain their mission (5:29, 3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y explain their Messiah (5:30-31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2" draw:style-name="a611" draw:master-page-name="Master1-Layout12-tx-Title-and-Text" presentation:presentation-page-layout-name="Master1-PPL12" draw:id="Slide-267">
        <draw:frame draw:id="id105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y explain their Messiah (5:30-31).<text:s text:c="1"/></text:span><text:span text:style-name="a613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"You killed him" (5:30b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"God \... raised Jesus from the dead" (5:30a, 31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answer by the apostles (5:29-32)<text:s text:c="1"/>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y explain their mission (5:29, 32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y explain their Messiah (5:30-31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4" draw:style-name="a641" draw:master-page-name="Master1-Layout12-tx-Title-and-Text" presentation:presentation-page-layout-name="Master1-PPL12" draw:id="Slide-269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PERSECUTION AGAINST THE EARLY CHURCH (5:17-42)<text:s text:c="1"/></text:span><text:span text:style-name="a643" text:class-names=""/></text:p>
          </draw:text-box>
          <svg:title/>
          <svg:desc/>
        </draw:frame>
        <draw:frame draw:id="id110" presentation:style-name="a667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 anger of the Sadducees (5:17-1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angel of the Lord (5:19-21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astonishment of the jailers (5:22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accusation by the Sanhedrin (5:27-28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answer by the apostles (5:29-3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advice of a lawyer (5:33-42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5" draw:style-name="a668" draw:master-page-name="Master1-Layout1-title-Title-Slide" presentation:presentation-page-layout-name="Master1-PPL1" draw:id="Slide-270">
        <draw:frame draw:id="id111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advice of a lawyer (5:33-42)<text:s text:c="1"/></text:span><text:span text:style-name="a670" text:class-names=""/></text:p>
          </draw:text-box>
          <svg:title/>
          <svg:desc/>
        </draw:frame>
        <draw:frame draw:id="id112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counsel (5:33-37)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6" draw:style-name="a678" draw:master-page-name="Master1-Layout12-tx-Title-and-Text" presentation:presentation-page-layout-name="Master1-PPL12" draw:id="Slide-271">
        <draw:frame draw:id="id113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counsel (5:33-37)<text:s text:c="1"/></text:span><text:span text:style-name="a680" text:class-names=""/></text:p>
          </draw:text-box>
          <svg:title/>
          <svg:desc/>
        </draw:frame>
        <draw:frame draw:id="id114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identity of the lawyer (5:33-34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illustrations by this lawyer (5:35-37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7" draw:style-name="a693" draw:master-page-name="Master1-Layout12-tx-Title-and-Text" presentation:presentation-page-layout-name="Master1-PPL12" draw:id="Slide-272">
        <draw:frame draw:id="id115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illustrations by this lawyer (5:35-37):<text:s text:c="1"/></text:span><text:span text:style-name="a695" text:class-names=""/></text:p>
          </draw:text-box>
          <svg:title/>
          <svg:desc/>
        </draw:frame>
        <draw:frame draw:id="id116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at of Theudas (5:35-3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at of Judas of Galilee (5:37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8" draw:style-name="a708" draw:master-page-name="Master1-Layout12-tx-Title-and-Text" presentation:presentation-page-layout-name="Master1-PPL12" draw:id="Slide-273">
        <draw:frame draw:id="id117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counsel (5:33-37)<text:s text:c="1"/></text:span><text:span text:style-name="a710" text:class-names=""/></text:p>
          </draw:text-box>
          <svg:title/>
          <svg:desc/>
        </draw:frame>
        <draw:frame draw:id="id118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identity of the lawyer (5:33-34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illustrations by this lawyer (5:35-37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9" draw:style-name="a723" draw:master-page-name="Master1-Layout12-tx-Title-and-Text" presentation:presentation-page-layout-name="Master1-PPL12" draw:id="Slide-274">
        <draw:frame draw:id="id119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advice of a lawyer (5:33-42)<text:s text:c="1"/></text:span><text:span text:style-name="a725" text:class-names=""/></text:p>
          </draw:text-box>
          <svg:title/>
          <svg:desc/>
        </draw:frame>
        <draw:frame draw:id="id120" presentation:style-name="a743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counsel (5:33-3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onclusion (5:38-39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onsensus (5:40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itment (5:41-42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0" draw:style-name="a744" draw:master-page-name="Master1-Layout12-tx-Title-and-Text" presentation:presentation-page-layout-name="Master1-PPL12" draw:id="Slide-275">
        <draw:frame draw:id="id121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THE PERSECUTION AGAINST THE EARLY CHURCH (5:17-42)<text:s text:c="1"/></text:span><text:span text:style-name="a746" text:class-names=""/></text:p>
          </draw:text-box>
          <svg:title/>
          <svg:desc/>
        </draw:frame>
        <draw:frame draw:id="id122" presentation:style-name="a770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anger of the Sadducees (5:17-1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angel of the Lord (5:19-2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astonishment of the jailers (5:22-26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accusation by the Sanhedrin (5:27-28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answer by the apostles (5:29-32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advice of a lawyer (5:33-42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1" draw:style-name="a771" draw:master-page-name="Master1-Layout12-tx-Title-and-Text" presentation:presentation-page-layout-name="Master1-PPL12" draw:id="Slide-276">
        <draw:frame draw:id="id123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ACTS 5<text:s text:c="1"/></text:span><text:span text:style-name="a773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THE PURITY IN THE EARLY CHURCH (5:1-1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POWER BY THE EARLY CHURCH (5:12-1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PERSECUTION AGAINST THE EARLY CHURCH (5:17-4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5 </dc:title>
    <meta:initial-creator>David STRICKLAND</meta:initial-creator>
    <dc:creator>David STRICKLAND</dc:creator>
    <meta:creation-date>2020-02-22T17:29:38Z</meta:creation-date>
    <dc:date>2020-02-22T17:29:39Z</dc:date>
    <meta:template xlink:href="BibleStudy" xlink:type="simple"/>
    <meta:editing-cycles>1</meta:editing-cycles>
    <meta:editing-duration>PT0S</meta:editing-duration>
    <meta:document-statistic meta:paragraph-count="79" meta:word-count="690"/>
  </office:meta>
</office:document-meta>
</file>